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f93" officeooo:paragraph-rsid="00086f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AR SEARCH</text:p>
      <text:p text:style-name="P1">#include&lt;stdio.h&gt;</text:p>
      <text:p text:style-name="P1">int main()</text:p>
      <text:p text:style-name="P1">{<text:tab/>int a[20],i,n,x,flag=0,c=0,it=0;</text:p>
      <text:p text:style-name="P1"><text:tab/>printf("Enter the number of elements in the array\n");</text:p>
      <text:p text:style-name="P1"><text:tab/>scanf("%d",&amp;n);</text:p>
      <text:p text:style-name="P1"><text:tab/>printf("Enter the elements\n");</text:p>
      <text:p text:style-name="P1"><text:tab/>for(i=1;i&lt;=n;i++)</text:p>
      <text:p text:style-name="P1"><text:tab/>scanf("%d",&amp;a[i]);</text:p>
      <text:p text:style-name="P1"><text:tab/>printf("The array under consideration is\n");</text:p>
      <text:p text:style-name="P1"><text:tab/>for(i=1;i&lt;=n;i++)</text:p>
      <text:p text:style-name="P1"><text:tab/>printf("%d\t",a[i]);</text:p>
      <text:p text:style-name="P1"><text:tab/>printf("\nEnter the element to be searched\n");</text:p>
      <text:p text:style-name="P1"><text:tab/>scanf("%d",&amp;x);</text:p>
      <text:p text:style-name="P1"><text:tab/>for(i=1;i&lt;=n;i++)</text:p>
      <text:p text:style-name="P1"><text:tab/>{ if(x==a[i])</text:p>
      <text:p text:style-name="P1"><text:tab/> <text:s text:c="3"/>{ printf("Item %d found at position %d\n",x,i);</text:p>
      <text:p text:style-name="P1"><text:tab/> <text:s text:c="5"/>flag=1;</text:p>
      <text:p text:style-name="P1"><text:tab/> <text:s text:c="5"/>c++;</text:p>
      <text:p text:style-name="P1"><text:tab/> <text:s text:c="3"/>}</text:p>
      <text:p text:style-name="P1"><text:tab/> <text:s/>it++;</text:p>
      <text:p text:style-name="P1"><text:tab/>}</text:p>
      <text:p text:style-name="P1"><text:tab/>if(flag==0)</text:p>
      <text:p text:style-name="P1"><text:tab/>{ printf("Item not found\n");</text:p>
      <text:p text:style-name="P1"><text:tab/>}</text:p>
      <text:p text:style-name="P1"><text:tab/>printf("Number of comparisons = %d \n",c);</text:p>
      <text:p text:style-name="P1"><text:tab/>printf("Number of iterations = %d \n",it);</text:p>
      <text:p text:style-name="P1">return 0;</text:p>
      <text:p text:style-name="P1">}</text:p>
      <text:p text:style-name="P1">BINARY SEARCH</text:p>
      <text:p text:style-name="P1">#include&lt;stdio.h&gt;</text:p>
      <text:p text:style-name="P1">int main()</text:p>
      <text:p text:style-name="P1">{<text:tab/>int a[50],n,r,flag=0,count=0,mid,x,i=0;</text:p>
      <text:p text:style-name="P1"><text:tab/>printf("Enter the size of array\n");</text:p>
      <text:p text:style-name="P1"><text:s/><text:tab/>scanf("%d",&amp;n);</text:p>
      <text:p text:style-name="P1"><text:s/><text:tab/>printf("Enter the array elements\n");</text:p>
      <text:p text:style-name="P1"><text:s/><text:tab/>for(i=0;i&lt;n;i++)</text:p>
      <text:p text:style-name="P1"><text:s/><text:tab/>scanf("%d",&amp;a[i]);</text:p>
      <text:p text:style-name="P1"><text:s/><text:tab/>printf("Enter the element to be searched\n");</text:p>
      <text:p text:style-name="P1"><text:s/><text:tab/>scanf("%d",&amp;x);</text:p>
      <text:p text:style-name="P1"><text:s/><text:tab/>if(n&lt;=r)</text:p>
      <text:p text:style-name="P1"><text:s/><text:tab/> <text:s/>{ printf("Invalid\n");</text:p>
      <text:p text:style-name="P1"><text:s/><text:tab/> <text:s text:c="3"/>return 0;</text:p>
      <text:p text:style-name="P1"><text:s/><text:tab/> <text:s/>}</text:p>
      <text:p text:style-name="P1"><text:s/><text:tab/>while(n&gt;=r)</text:p>
      <text:p text:style-name="P1"><text:s/><text:tab/>{ mid=(n+r)/2;</text:p>
      <text:p text:style-name="P1"><text:s/><text:tab/> <text:s/>if(a[mid]==x)</text:p>
      <text:p text:style-name="P1"><text:s/><text:tab/> <text:s text:c="2"/>{ flag++;</text:p>
      <text:p text:style-name="P1"><text:s/><text:tab/> <text:s text:c="4"/>count++;</text:p>
      <text:p text:style-name="P1"><text:s/><text:tab/> <text:s text:c="4"/>break;</text:p>
      <text:p text:style-name="P1"><text:s/><text:tab/> <text:s text:c="2"/>}</text:p>
      <text:p text:style-name="P1"><text:s/><text:tab/> <text:s/>if(a[mid]&gt;x)</text:p>
      <text:p text:style-name="P1"><text:soft-page-break/><text:s/><text:tab/> <text:s text:c="2"/>{ n=mid-1;</text:p>
      <text:p text:style-name="P1"><text:s/><text:tab/> <text:s text:c="4"/>count++;</text:p>
      <text:p text:style-name="P1"><text:s/><text:tab/> <text:s text:c="4"/>continue;</text:p>
      <text:p text:style-name="P1"><text:s/><text:tab/> <text:s text:c="2"/>}</text:p>
      <text:p text:style-name="P1"><text:s/><text:tab/> <text:s/>if(a[mid]&lt;x)</text:p>
      <text:p text:style-name="P1"><text:s/><text:tab/> <text:s text:c="2"/>{ r=mid+1;</text:p>
      <text:p text:style-name="P1"><text:s/><text:tab/> <text:s text:c="4"/>count++;</text:p>
      <text:p text:style-name="P1"><text:s/><text:tab/> <text:s text:c="4"/>continue;</text:p>
      <text:p text:style-name="P1"><text:s/><text:tab/> <text:s text:c="2"/>}</text:p>
      <text:p text:style-name="P1"><text:s/><text:tab/>}</text:p>
      <text:p text:style-name="P1"><text:s/><text:tab/>printf("Number of comparisons = %d\n",count); </text:p>
      <text:p text:style-name="P1"><text:tab/>if(flag==0)</text:p>
      <text:p text:style-name="P1"><text:tab/>printf("Not found\n");</text:p>
      <text:p text:style-name="P1"><text:tab/>else</text:p>
      <text:p text:style-name="P1"><text:tab/>printf("Found at position %d\n",mid+1);</text:p>
      <text:p text:style-name="P1"><text:tab/>return 0;</text:p>
      <text:p text:style-name="P1">}</text:p>
      <text:p text:style-name="P1">INSERTION SORT</text:p>
      <text:p text:style-name="P1">#include&lt;stdio.h&gt;</text:p>
      <text:p text:style-name="P1">int main()</text:p>
      <text:p text:style-name="P1">{<text:tab/>int a[50],count=0,flag=0,n,temp,i,j;</text:p>
      <text:p text:style-name="P1"><text:tab/>printf("Enter the size of array\n");</text:p>
      <text:p text:style-name="P1"><text:s/><text:tab/>scanf("%d",&amp;n);</text:p>
      <text:p text:style-name="P1"><text:s/><text:tab/>printf("Enter the array elements\n");</text:p>
      <text:p text:style-name="P1"><text:s/><text:tab/>for(i=0;i&lt;n;i++)</text:p>
      <text:p text:style-name="P1"><text:s/><text:tab/>{scanf("%d",&amp;a[i]);}</text:p>
      <text:p text:style-name="P1"><text:s/><text:tab/>for(i=0;i&lt;n;i++)</text:p>
      <text:p text:style-name="P1"><text:s/><text:tab/>{j=i;</text:p>
      <text:p text:style-name="P1"><text:s/><text:tab/>for(j=0;j&lt;n;j++)</text:p>
      <text:p text:style-name="P1"><text:s/><text:tab/> { if(j&gt;0&amp;&amp;(a[j-1]&gt;a[j]))</text:p>
      <text:p text:style-name="P1"><text:s/><text:tab/> <text:s text:c="2"/>{ <text:s/></text:p>
      <text:p text:style-name="P1"><text:s/><text:tab/> <text:s text:c="5"/>temp=a[j-1];</text:p>
      <text:p text:style-name="P1"><text:s/><text:tab/> <text:s text:c="5"/>a[j-1]=a[j];</text:p>
      <text:p text:style-name="P1"><text:s/><text:tab/> <text:s text:c="5"/>a[j]=temp;</text:p>
      <text:p text:style-name="P1"><text:s/><text:tab/> <text:s text:c="5"/>flag++;</text:p>
      <text:p text:style-name="P1"><text:s/><text:tab/> <text:s text:c="2"/>}</text:p>
      <text:p text:style-name="P1"><text:s/><text:tab/> <text:s/>else </text:p>
      <text:p text:style-name="P1"><text:s/><text:tab/> <text:s/>i++;</text:p>
      <text:p text:style-name="P1"><text:s/><text:tab/> }</text:p>
      <text:p text:style-name="P1"><text:s/><text:tab/>}</text:p>
      <text:p text:style-name="P1"><text:s/><text:tab/>for(i=0;i&lt;n;i++)</text:p>
      <text:p text:style-name="P1"><text:s/><text:tab/>printf("%d\t",a[i]);</text:p>
      <text:p text:style-name="P1"><text:s/><text:tab/>return 0;</text:p>
      <text:p text:style-name="P1"><text:s/>}</text:p>
      <text:p text:style-name="P1">BUBBLE SORT</text:p>
      <text:p text:style-name="P1">#include&lt;stdio.h&gt;</text:p>
      <text:p text:style-name="P1">int main()</text:p>
      <text:p text:style-name="P1">{<text:tab/>int a[50],n,temp,i,j,count=0,flag=0;</text:p>
      <text:p text:style-name="P1"><text:tab/>printf("Enter the number of elements in the array\n");</text:p>
      <text:p text:style-name="P1"><text:tab/>scanf("%d",&amp;n);</text:p>
      <text:p text:style-name="P1"><text:tab/>printf("Enter the elements\n");</text:p>
      <text:p text:style-name="P1"><text:tab/>for(i=1;i&lt;=n;i++)</text:p>
      <text:p text:style-name="P1"><text:soft-page-break/><text:tab/>scanf("%d",&amp;a[i]);</text:p>
      <text:p text:style-name="P1"><text:tab/>printf("The array under consideration is\n");</text:p>
      <text:p text:style-name="P1"><text:tab/>for(i=1;i&lt;=n;i++)</text:p>
      <text:p text:style-name="P1"><text:tab/>printf("%d\t",a[i]);</text:p>
      <text:p text:style-name="P1"><text:tab/>for(i=1;i&lt;=n;i++)</text:p>
      <text:p text:style-name="P1"><text:tab/>{ for(j=1;j&lt;=n-i;j++)</text:p>
      <text:p text:style-name="P1"><text:tab/> <text:s text:c="2"/>{ if(a[j]&gt;a[j+1])</text:p>
      <text:p text:style-name="P1"><text:tab/> <text:s text:c="4"/>{ temp=a[j];</text:p>
      <text:p text:style-name="P1"><text:tab/> <text:s text:c="6"/>a[j]=a[j+1];</text:p>
      <text:p text:style-name="P1"><text:tab/> <text:s text:c="6"/>a[j+1]=temp;</text:p>
      <text:p text:style-name="P1"><text:tab/> <text:s text:c="6"/>count++;</text:p>
      <text:p text:style-name="P1"><text:tab/> <text:s text:c="4"/>}</text:p>
      <text:p text:style-name="P1"><text:tab/> <text:s text:c="2"/>}</text:p>
      <text:p text:style-name="P1"><text:tab/> <text:s text:c="2"/>flag++;</text:p>
      <text:p text:style-name="P1"><text:tab/>}</text:p>
      <text:p text:style-name="P1"><text:tab/>printf("\nThe sorted array is\n");</text:p>
      <text:p text:style-name="P1"><text:tab/>for(i=1;i&lt;=n;i++)</text:p>
      <text:p text:style-name="P1"><text:tab/>printf("%d\t",a[i]);</text:p>
      <text:p text:style-name="P1"><text:tab/>printf("\nNumber of swaps = %d \n",count);</text:p>
      <text:p text:style-name="P1"><text:tab/>printf("Number of iterations = %d \n",flag);</text:p>
      <text:p text:style-name="P1">return 0;</text:p>
      <text:p text:style-name="P1">}</text:p>
      <text:p text:style-name="P1">SELECTION SORT</text:p>
      <text:p text:style-name="P1">#include&lt;stdio.h&gt;</text:p>
      <text:p text:style-name="P1">int main()</text:p>
      <text:p text:style-name="P1">{<text:tab/>int a[50],n,min,temp,count=0,flag=0,i,j;</text:p>
      <text:p text:style-name="P1"><text:s/><text:tab/>printf("Enter the size of array\n");</text:p>
      <text:p text:style-name="P1"><text:s/><text:tab/>scanf("%d",&amp;n);</text:p>
      <text:p text:style-name="P1"><text:s/><text:tab/>printf("Enter the array elements\n");</text:p>
      <text:p text:style-name="P1"><text:s/><text:tab/>for(i=0;i&lt;n;i++)</text:p>
      <text:p text:style-name="P1"><text:s/><text:tab/>scanf("%d",&amp;a[i]);</text:p>
      <text:p text:style-name="P1"><text:s/><text:tab/>for(i=0;i&lt;n;i++)</text:p>
      <text:p text:style-name="P1"><text:s/><text:tab/>{<text:tab/>min=i;</text:p>
      <text:p text:style-name="P1"><text:s/><text:tab/> <text:s/>for(j=i+1;j&lt;n;j++)</text:p>
      <text:p text:style-name="P1"><text:s/><text:tab/> <text:s text:c="2"/>{ if(a[j]&lt;a[min])</text:p>
      <text:p text:style-name="P1"><text:s/><text:tab/> <text:s text:c="4"/>min=j;</text:p>
      <text:p text:style-name="P1"><text:s/><text:tab/> <text:s text:c="2"/>}</text:p>
      <text:p text:style-name="P1"><text:s/><text:tab/> <text:s text:c="2"/>if (min!=j)</text:p>
      <text:p text:style-name="P1"><text:s/><text:tab/> <text:s text:c="2"/>{ temp=a[min];</text:p>
      <text:p text:style-name="P1"><text:s/><text:tab/> <text:s text:c="2"/>a[min]=a[i];</text:p>
      <text:p text:style-name="P1"><text:s/><text:tab/> <text:s text:c="2"/>a[i]=temp;</text:p>
      <text:p text:style-name="P1"><text:s/><text:tab/> <text:s text:c="2"/>count++;</text:p>
      <text:p text:style-name="P1"><text:s/><text:tab/> <text:s text:c="2"/>}</text:p>
      <text:p text:style-name="P1"><text:s/><text:tab/>}</text:p>
      <text:p text:style-name="P1"><text:s/><text:tab/>printf("The sorted array is\n");</text:p>
      <text:p text:style-name="P1"><text:s/><text:tab/>for(i=0;i&lt;n;i++)</text:p>
      <text:p text:style-name="P1"><text:s/><text:tab/>printf("%d\t",a[i]);</text:p>
      <text:p text:style-name="P1"><text:s/>}</text:p>
      <text:p text:style-name="P1">POLYNOMIAL ADDITION</text:p>
      <text:p text:style-name="P1">#include&lt;stdio.h&gt;</text:p>
      <text:p text:style-name="P1">int main()</text:p>
      <text:p text:style-name="P1">{<text:tab/>int t1,t2,i,j,k,x;</text:p>
      <text:p text:style-name="P1"><text:soft-page-break/><text:tab/>struct poly</text:p>
      <text:p text:style-name="P1"><text:tab/>{ int expt;</text:p>
      <text:p text:style-name="P1"><text:tab/> <text:s/>int coef;</text:p>
      <text:p text:style-name="P1"><text:tab/>};</text:p>
      <text:p text:style-name="P1"><text:tab/>struct poly p1[10],p2[10],p3[10];</text:p>
      <text:p text:style-name="P1"><text:tab/>printf("Enter number of terms in polynomial 1\n");</text:p>
      <text:p text:style-name="P1"><text:tab/>scanf("%d",&amp;t1);</text:p>
      <text:p text:style-name="P1"><text:tab/>printf("Enter the exponents with the corresponding coefficients of P1\n");</text:p>
      <text:p text:style-name="P1"><text:tab/>for(i=0;i&lt;t1;i++)</text:p>
      <text:p text:style-name="P1"><text:tab/>scanf("%d%d",&amp;p1[i].expt,&amp;p1[i].coef);</text:p>
      <text:p text:style-name="P1"><text:tab/>printf("Enter number of terms in polynomial 2\n");</text:p>
      <text:p text:style-name="P1"><text:tab/>scanf("%d",&amp;t2);</text:p>
      <text:p text:style-name="P1"><text:tab/>printf("Enter the exponents with the corresponding coefficients of P2\n");</text:p>
      <text:p text:style-name="P1"><text:tab/>for(j=0;j&lt;t2;j++)</text:p>
      <text:p text:style-name="P1"><text:tab/>scanf("%d%d",&amp;p2[j].expt,&amp;p2[j].coef);</text:p>
      <text:p text:style-name="P1"><text:tab/>i=0;j=0;k=0;</text:p>
      <text:p text:style-name="P1"><text:tab/>while (i&lt;t1||j&lt;t2)</text:p>
      <text:p text:style-name="P1"><text:tab/>{ </text:p>
      <text:p text:style-name="P1"><text:tab/></text:p>
      <text:p text:style-name="P1"><text:tab/> <text:s/>{ if(i&gt;=t1)</text:p>
      <text:p text:style-name="P1"><text:tab/><text:tab/>{ p3[k].expt=p2[j].expt;</text:p>
      <text:p text:style-name="P1"><text:tab/><text:tab/> <text:s/>p3[k].coef=p2[j].coef;</text:p>
      <text:p text:style-name="P1"><text:tab/><text:tab/> <text:s/>j++,k++;</text:p>
      <text:p text:style-name="P1"><text:tab/><text:tab/>}</text:p>
      <text:p text:style-name="P1"><text:tab/> <text:s text:c="3"/>if(j&gt;=t2)</text:p>
      <text:p text:style-name="P1"><text:tab/> <text:s text:c="7"/>{ p3[k].expt=p1[i].expt;</text:p>
      <text:p text:style-name="P1"><text:tab/><text:tab/> <text:s/>p3[k].coef=p1[i].coef;</text:p>
      <text:p text:style-name="P1"><text:tab/><text:tab/> <text:s/>i++,k++;</text:p>
      <text:p text:style-name="P1"><text:tab/><text:tab/>}</text:p>
      <text:p text:style-name="P1"><text:tab/> <text:s text:c="3"/>if(p1[i].expt==p2[j].expt)</text:p>
      <text:p text:style-name="P1"><text:tab/> <text:s text:c="7"/>{ p3[k].expt=p1[i].expt;</text:p>
      <text:p text:style-name="P1"><text:tab/><text:tab/> <text:s/>p3[k].coef=p1[i].coef+p2[j].coef;</text:p>
      <text:p text:style-name="P1"><text:tab/><text:tab/> <text:s/>i++;j++;k++;</text:p>
      <text:p text:style-name="P1"><text:tab/><text:tab/>}</text:p>
      <text:p text:style-name="P1"><text:tab/> <text:s text:c="3"/>if(p1[i].expt&gt;p2[j].expt)</text:p>
      <text:p text:style-name="P1"><text:tab/> <text:s text:c="7"/>{ p3[k].expt=p1[i].expt;</text:p>
      <text:p text:style-name="P1"><text:tab/><text:tab/> <text:s/>p3[k].coef=p1[i].coef;</text:p>
      <text:p text:style-name="P1"><text:tab/><text:tab/> <text:s/>i++;k++;</text:p>
      <text:p text:style-name="P1"><text:tab/><text:tab/>}</text:p>
      <text:p text:style-name="P1"><text:tab/> <text:s text:c="3"/>if(p1[i].expt&lt;p2[j].expt)</text:p>
      <text:p text:style-name="P1"><text:tab/> <text:s text:c="7"/>{ p3[k].expt=p2[j].expt;</text:p>
      <text:p text:style-name="P1"><text:tab/><text:tab/> <text:s/>p3[k].coef=p2[j].coef;</text:p>
      <text:p text:style-name="P1"><text:tab/><text:tab/> <text:s/>j++;k++;</text:p>
      <text:p text:style-name="P1"><text:tab/><text:tab/>}</text:p>
      <text:p text:style-name="P1"><text:tab/> <text:s/>}</text:p>
      <text:p text:style-name="P1"><text:tab/> }</text:p>
      <text:p text:style-name="P1"><text:tab/> x=k;</text:p>
      <text:p text:style-name="P1"><text:tab/> printf("Polynomial 1 is:\n");</text:p>
      <text:p text:style-name="P1"><text:tab/> for(i=0;i&lt;t1;i++)</text:p>
      <text:p text:style-name="P1"><text:tab/> printf("(%dx^%d)+",p1[i].coef,p1[i].expt);</text:p>
      <text:p text:style-name="P1"><text:tab/> printf("\nPolynomial 2 is:\n");</text:p>
      <text:p text:style-name="P1"><text:tab/> for(j=0;j&lt;t2;j++)</text:p>
      <text:p text:style-name="P1"><text:soft-page-break/><text:tab/> printf("(%dx^%d)+",p2[j].coef,p2[j].expt);</text:p>
      <text:p text:style-name="P1"><text:tab/> printf("\nResultant polynomial is:\n");</text:p>
      <text:p text:style-name="P1"><text:tab/> for(k=0;k&lt;x;k++)</text:p>
      <text:p text:style-name="P1"><text:tab/> printf("(%dx^%d)+",p3[k].coef,p3[k].expt);</text:p>
      <text:p text:style-name="P1">return 0;</text:p>
      <text:p text:style-name="P1">}</text:p>
      <text:p text:style-name="P1">SPARSE MATRIX</text:p>
      <text:p text:style-name="P1">#include&lt;stdio.h&gt;</text:p>
      <text:p text:style-name="P1">int main()</text:p>
      <text:p text:style-name="P1">{ <text:s text:c="2"/>int i,j,m1,m2,n1,n2,a[20][20],b[20][20],sp1[20][20],sp2[20][20],sp[20][20],c1=0,c2=0,i1=1,i2=1,t1[20][20],t2[20][20];</text:p>
      <text:p text:style-name="P1"><text:s text:c="4"/>printf("Enter order(m/n) of the first matrix\n");</text:p>
      <text:p text:style-name="P1"><text:s text:c="4"/>scanf("%d%d",&amp;m1,&amp;n1);</text:p>
      <text:p text:style-name="P1"><text:s text:c="4"/>printf("Enter elements of the matrix 1\n");</text:p>
      <text:p text:style-name="P1"><text:s text:c="4"/>for(i=0;i&lt;m1;i++)</text:p>
      <text:p text:style-name="P1"><text:s text:c="4"/>{ for(j=0;j&lt;n1;j++)</text:p>
      <text:p text:style-name="P1"><text:s text:c="6"/>{ scanf("%d",&amp;a[i][j]);</text:p>
      <text:p text:style-name="P1"><text:s text:c="6"/>}</text:p>
      <text:p text:style-name="P1"><text:s text:c="4"/>}</text:p>
      <text:p text:style-name="P1"><text:s text:c="4"/>printf("Enter order(m/n) of the second matrix\n");</text:p>
      <text:p text:style-name="P1"><text:s text:c="4"/>scanf("%d%d",&amp;m2,&amp;n2);</text:p>
      <text:p text:style-name="P1"><text:s text:c="4"/>printf("Enter elements of the matrix 2\n");</text:p>
      <text:p text:style-name="P1"><text:s text:c="4"/>for(i=0;i&lt;m2;i++)</text:p>
      <text:p text:style-name="P1"><text:s text:c="4"/>{ for(j=0;j&lt;n2;j++)</text:p>
      <text:p text:style-name="P1"><text:s text:c="6"/>{ scanf("%d",&amp;b[i][j]);</text:p>
      <text:p text:style-name="P1"><text:s text:c="6"/>}</text:p>
      <text:p text:style-name="P1"><text:s text:c="4"/>}</text:p>
      <text:p text:style-name="P1"><text:s text:c="4"/>printf("Matrix 1 :\n");</text:p>
      <text:p text:style-name="P1"><text:s text:c="4"/>for(i=0;i&lt;m1;i++)</text:p>
      <text:p text:style-name="P1"><text:s text:c="4"/>{ for(j=0;j&lt;n1;j++)</text:p>
      <text:p text:style-name="P1"><text:s text:c="6"/>{ printf("%d",a[i][j]);</text:p>
      <text:p text:style-name="P1"><text:s text:c="6"/>printf("\t");</text:p>
      <text:p text:style-name="P1"><text:s text:c="6"/>}</text:p>
      <text:p text:style-name="P1"><text:s text:c="6"/>printf("\n");</text:p>
      <text:p text:style-name="P1"><text:s text:c="4"/>}</text:p>
      <text:p text:style-name="P1"><text:s text:c="4"/>printf("Matrix 2 :\n");</text:p>
      <text:p text:style-name="P1"><text:s text:c="4"/>for(i=0;i&lt;m2;i++)</text:p>
      <text:p text:style-name="P1"><text:s text:c="4"/>{ for(j=0;j&lt;n2;j++)</text:p>
      <text:p text:style-name="P1"><text:s text:c="6"/>{ printf("%d",b[i][j]);</text:p>
      <text:p text:style-name="P1"><text:s text:c="6"/>printf("\t");</text:p>
      <text:p text:style-name="P1"><text:s text:c="6"/>}</text:p>
      <text:p text:style-name="P1"><text:s text:c="6"/>printf("\n");</text:p>
      <text:p text:style-name="P1"><text:s text:c="4"/>}</text:p>
      <text:p text:style-name="P1"><text:s text:c="4"/>sp1[0][0]=m1;</text:p>
      <text:p text:style-name="P1"><text:s text:c="4"/>sp1[0][1]=n1;</text:p>
      <text:p text:style-name="P1"><text:s text:c="4"/>for(i=0;i&lt;m1;i++)</text:p>
      <text:p text:style-name="P1"><text:s text:c="4"/>{ for(j=0;j&lt;n1;j++)</text:p>
      <text:p text:style-name="P1"><text:s text:c="6"/>{ <text:s/>if(a[i][j]!=0)</text:p>
      <text:p text:style-name="P1"><text:s text:c="12"/>{ c1++;</text:p>
      <text:p text:style-name="P1"><text:s text:c="12"/>}</text:p>
      <text:p text:style-name="P1"><text:s text:c="6"/>}</text:p>
      <text:p text:style-name="P1"><text:s text:c="4"/>}</text:p>
      <text:p text:style-name="P1"><text:soft-page-break/><text:s text:c="4"/>sp1[0][2]=c1;</text:p>
      <text:p text:style-name="P1"><text:s text:c="4"/>for(i=0;i&lt;m1;i++)</text:p>
      <text:p text:style-name="P1"><text:s text:c="5"/>{ for(j=0;j&lt;n1;j++)</text:p>
      <text:p text:style-name="P1"><text:s text:c="7"/>{ if(a[i][j]!=0)</text:p>
      <text:p text:style-name="P1"><text:s text:c="10"/>{ sp1[i1][0]=i;</text:p>
      <text:p text:style-name="P1"><text:s text:c="12"/>sp1[i1][1]=j;</text:p>
      <text:p text:style-name="P1"><text:s text:c="12"/>sp1[i1][2]=a[i][j];</text:p>
      <text:p text:style-name="P1"><text:s text:c="12"/>i1++;</text:p>
      <text:p text:style-name="P1"><text:s text:c="10"/>}</text:p>
      <text:p text:style-name="P1"><text:s text:c="7"/>}</text:p>
      <text:p text:style-name="P1"><text:s text:c="5"/>}</text:p>
      <text:p text:style-name="P1"><text:s text:c="4"/>sp2[0][0]=m2;</text:p>
      <text:p text:style-name="P1"><text:s text:c="4"/>sp2[0][1]=n2;</text:p>
      <text:p text:style-name="P1"><text:s text:c="4"/>for(i=0;i&lt;m2;i++)</text:p>
      <text:p text:style-name="P1"><text:s text:c="4"/>{ for(j=0;j&lt;n2;j++)</text:p>
      <text:p text:style-name="P1"><text:s text:c="6"/>{ <text:s/>if(b[i][j]!=0)</text:p>
      <text:p text:style-name="P1"><text:s text:c="12"/>{ c2++;</text:p>
      <text:p text:style-name="P1"><text:s text:c="12"/>}</text:p>
      <text:p text:style-name="P1"><text:s text:c="6"/>}</text:p>
      <text:p text:style-name="P1"><text:s text:c="4"/>}</text:p>
      <text:p text:style-name="P1"><text:s text:c="4"/>sp2[0][2]=c2;</text:p>
      <text:p text:style-name="P1"><text:s text:c="4"/>for(i=0;i&lt;m2;i++)</text:p>
      <text:p text:style-name="P1"><text:s text:c="5"/>{ for(j=0;j&lt;n2;j++)</text:p>
      <text:p text:style-name="P1"><text:s text:c="7"/>{ if(b[i][j]!=0)</text:p>
      <text:p text:style-name="P1"><text:s text:c="10"/>{ sp2[i2][0]=i;</text:p>
      <text:p text:style-name="P1"><text:s text:c="12"/>sp2[i2][1]=j;</text:p>
      <text:p text:style-name="P1"><text:s text:c="12"/>sp2[i2][2]=b[i][j];</text:p>
      <text:p text:style-name="P1"><text:s text:c="12"/>i2++;</text:p>
      <text:p text:style-name="P1"><text:s text:c="10"/>}</text:p>
      <text:p text:style-name="P1"><text:s text:c="7"/>}</text:p>
      <text:p text:style-name="P1"><text:s text:c="5"/>}</text:p>
      <text:p text:style-name="P1"><text:s text:c="4"/></text:p>
      <text:p text:style-name="P1"><text:s text:c="4"/>printf("Tuple form of matrix 1:\n");</text:p>
      <text:p text:style-name="P1"><text:s text:c="4"/>for(i=0;i&lt;i1;i++)</text:p>
      <text:p text:style-name="P1"><text:s text:c="4"/>{ for(j=0;j&lt;3;j++)</text:p>
      <text:p text:style-name="P1"><text:s text:c="6"/>{ printf("%d",sp1[i][j]);</text:p>
      <text:p text:style-name="P1"><text:s text:c="8"/>printf("\t");</text:p>
      <text:p text:style-name="P1"><text:s text:c="6"/>}</text:p>
      <text:p text:style-name="P1"><text:s text:c="6"/>printf("\n");</text:p>
      <text:p text:style-name="P1"><text:s text:c="4"/>}</text:p>
      <text:p text:style-name="P1"><text:s text:c="4"/>printf("Tuple form of matrix 2:\n");</text:p>
      <text:p text:style-name="P1"><text:s text:c="4"/>for(i=0;i&lt;i2;i++)</text:p>
      <text:p text:style-name="P1"><text:s text:c="4"/>{ for(j=0;j&lt;3;j++)</text:p>
      <text:p text:style-name="P1"><text:s text:c="6"/>{ printf("%d",sp2[i][j]);</text:p>
      <text:p text:style-name="P1"><text:s text:c="8"/>printf("\t");</text:p>
      <text:p text:style-name="P1"><text:s text:c="6"/>}</text:p>
      <text:p text:style-name="P1"><text:s text:c="6"/>printf("\n");</text:p>
      <text:p text:style-name="P1"><text:s text:c="4"/>}</text:p>
      <text:p text:style-name="P1"><text:s text:c="4"/>t1[0][0]=sp1[0][1];</text:p>
      <text:p text:style-name="P1"><text:s text:c="4"/>t1[0][1]=sp1[0][0];</text:p>
      <text:p text:style-name="P1"><text:s text:c="4"/>t1[0][2]=sp1[0][2];</text:p>
      <text:p text:style-name="P1"><text:s text:c="4"/>int l=1;</text:p>
      <text:p text:style-name="P1"><text:soft-page-break/><text:s text:c="4"/>for(i=0;i&lt;sp1[0][1];i++)</text:p>
      <text:p text:style-name="P1"><text:s text:c="5"/>{ for(j=1;j&lt;=sp1[0][2];j++)</text:p>
      <text:p text:style-name="P1"><text:s text:c="8"/>{ if(i==sp1[j][1])</text:p>
      <text:p text:style-name="P1"><text:s text:c="10"/>{ t1[l][0]=sp1[j][1];</text:p>
      <text:p text:style-name="P1"><text:s text:c="12"/>t1[l][1]=sp1[j][0];</text:p>
      <text:p text:style-name="P1"><text:s text:c="12"/>t1[l][2]=sp1[j][2];</text:p>
      <text:p text:style-name="P1"><text:s text:c="12"/>l++;</text:p>
      <text:p text:style-name="P1"><text:s text:c="10"/>}</text:p>
      <text:p text:style-name="P1"><text:s text:c="8"/>}</text:p>
      <text:p text:style-name="P1"><text:s text:c="5"/>}</text:p>
      <text:p text:style-name="P1"><text:s text:c="4"/>printf("Transpose of tuple of matrix 1\n");</text:p>
      <text:p text:style-name="P1"><text:s text:c="4"/>for(i=0;i&lt;l;i++)</text:p>
      <text:p text:style-name="P1"><text:s text:c="4"/>{ for(j=0;j&lt;3;j++)</text:p>
      <text:p text:style-name="P1"><text:s text:c="6"/>{printf("%d",t1[i][j]);</text:p>
      <text:p text:style-name="P1"><text:s text:c="7"/>printf("\t");</text:p>
      <text:p text:style-name="P1"><text:s text:c="6"/>}</text:p>
      <text:p text:style-name="P1"><text:s text:c="6"/>printf("\n");</text:p>
      <text:p text:style-name="P1"><text:s text:c="4"/>}</text:p>
      <text:p text:style-name="P1"><text:s text:c="4"/>t2[0][0]=sp2[0][1];</text:p>
      <text:p text:style-name="P1"><text:s text:c="4"/>t2[0][1]=sp2[0][0];</text:p>
      <text:p text:style-name="P1"><text:s text:c="4"/>t2[0][2]=sp2[0][2];</text:p>
      <text:p text:style-name="P1"><text:s text:c="4"/>l=1;</text:p>
      <text:p text:style-name="P1"><text:s text:c="4"/>for(i=0;i&lt;sp2[0][1];i++)</text:p>
      <text:p text:style-name="P1"><text:s text:c="5"/>{ for(j=1;j&lt;=sp2[0][2];j++)</text:p>
      <text:p text:style-name="P1"><text:s text:c="8"/>{ if(i==sp2[j][1])</text:p>
      <text:p text:style-name="P1"><text:s text:c="10"/>{ t2[l][0]=sp2[j][1];</text:p>
      <text:p text:style-name="P1"><text:s text:c="12"/>t2[l][1]=sp2[j][0];</text:p>
      <text:p text:style-name="P1"><text:s text:c="12"/>t2[l][2]=sp2[j][2];</text:p>
      <text:p text:style-name="P1"><text:s text:c="12"/>l++;</text:p>
      <text:p text:style-name="P1"><text:s text:c="10"/>}</text:p>
      <text:p text:style-name="P1"><text:s text:c="8"/>}</text:p>
      <text:p text:style-name="P1"><text:s text:c="5"/>}</text:p>
      <text:p text:style-name="P1"><text:s text:c="4"/>printf("Transpose of tuple of matrix 2\n");</text:p>
      <text:p text:style-name="P1"><text:s text:c="4"/>for(i=0;i&lt;l;i++)</text:p>
      <text:p text:style-name="P1"><text:s text:c="4"/>{ for(j=0;j&lt;3;j++)</text:p>
      <text:p text:style-name="P1"><text:s text:c="6"/>{printf("%d",t2[i][j]);</text:p>
      <text:p text:style-name="P1"><text:s text:c="7"/>printf("\t");</text:p>
      <text:p text:style-name="P1"><text:s text:c="6"/>}</text:p>
      <text:p text:style-name="P1"><text:s text:c="6"/>printf("\n");</text:p>
      <text:p text:style-name="P1"><text:s text:c="4"/>} <text:s text:c="6"/></text:p>
      <text:p text:style-name="P1"><text:s text:c="4"/>sp[0][0]=m1;</text:p>
      <text:p text:style-name="P1"><text:s text:c="4"/>sp[0][1]=n1;</text:p>
      <text:p text:style-name="P1"><text:s text:c="4"/>int k=1;</text:p>
      <text:p text:style-name="P1"><text:s text:c="4"/>i=1;</text:p>
      <text:p text:style-name="P1"><text:s text:c="4"/>j=1;</text:p>
      <text:p text:style-name="P1"><text:s text:c="4"/>while(i&lt;=sp1[0][2]||j&lt;=sp2[0][2])</text:p>
      <text:p text:style-name="P1"><text:s text:c="4"/>{ <text:s text:c="2"/>if(m1!=m2||n1!=n2)</text:p>
      <text:p text:style-name="P1"><text:s text:c="9"/>{printf("Matrices can't be added\n");</text:p>
      <text:p text:style-name="P1"><text:s text:c="9"/>return 0;</text:p>
      <text:p text:style-name="P1"><text:s text:c="9"/>}</text:p>
      <text:p text:style-name="P1"><text:s text:c="8"/>if(sp1[i][0]&lt;sp2[j][0])</text:p>
      <text:p text:style-name="P1"><text:s text:c="9"/>{ sp[k][0]=sp1[i][0];</text:p>
      <text:p text:style-name="P1"><text:soft-page-break/><text:s text:c="11"/>sp[k][1]=sp1[i][1];</text:p>
      <text:p text:style-name="P1"><text:s text:c="11"/>sp[k][2]=sp1[i][2];</text:p>
      <text:p text:style-name="P1"><text:s text:c="11"/>k++;i++;</text:p>
      <text:p text:style-name="P1"><text:s text:c="9"/>}</text:p>
      <text:p text:style-name="P1"><text:s text:c="8"/>if(sp1[i][0]&gt;sp2[j][0])</text:p>
      <text:p text:style-name="P1"><text:s text:c="10"/>{ sp[k][0]=sp2[j][0];</text:p>
      <text:p text:style-name="P1"><text:s text:c="12"/>sp[k][1]=sp2[j][1];</text:p>
      <text:p text:style-name="P1"><text:s text:c="12"/>sp[k][2]=sp2[j][2];</text:p>
      <text:p text:style-name="P1"><text:s text:c="12"/>k++;j++;</text:p>
      <text:p text:style-name="P1"><text:s text:c="10"/>}</text:p>
      <text:p text:style-name="P1"><text:s text:c="8"/>if(sp1[i][0]==sp2[j][0])</text:p>
      <text:p text:style-name="P1"><text:s text:c="10"/>{ if(sp1[i][1]&gt;sp2[j][1])</text:p>
      <text:p text:style-name="P1"><text:s text:c="12"/>{ sp[k][0]=sp2[j][0];</text:p>
      <text:p text:style-name="P1"><text:s text:c="14"/>sp[k][1]=sp2[j][1];</text:p>
      <text:p text:style-name="P1"><text:s text:c="14"/>sp[k][2]=sp2[j][2];</text:p>
      <text:p text:style-name="P1"><text:s text:c="14"/>k++;j++;</text:p>
      <text:p text:style-name="P1"><text:s text:c="12"/>}</text:p>
      <text:p text:style-name="P1"><text:s text:c="12"/>if(sp1[i][1]&lt;sp2[j][1])</text:p>
      <text:p text:style-name="P1"><text:s text:c="13"/>{ sp[k][0]=sp1[i][0];</text:p>
      <text:p text:style-name="P1"><text:s text:c="14"/>sp[k][1]=sp1[i][1];</text:p>
      <text:p text:style-name="P1"><text:s text:c="14"/>sp[k][2]=sp1[i][2];</text:p>
      <text:p text:style-name="P1"><text:s text:c="14"/>k++;i++;</text:p>
      <text:p text:style-name="P1"><text:s text:c="13"/>}</text:p>
      <text:p text:style-name="P1"><text:s text:c="12"/>if(sp1[i][1]==sp2[j][1])</text:p>
      <text:p text:style-name="P1"><text:s text:c="12"/></text:p>
      <text:p text:style-name="P1"><text:s text:c="13"/>{ sp[k][0]=sp1[i][0];</text:p>
      <text:p text:style-name="P1"><text:s text:c="14"/>sp[k][1]=sp1[i][1];</text:p>
      <text:p text:style-name="P1"><text:s text:c="14"/>sp[k][2]=sp1[i][2]+sp2[j][2];</text:p>
      <text:p text:style-name="P1"><text:s text:c="14"/>k++;i++;j++;</text:p>
      <text:p text:style-name="P1"><text:s text:c="13"/>}</text:p>
      <text:p text:style-name="P1"><text:s text:c="10"/>}</text:p>
      <text:p text:style-name="P1"><text:s text:c="7"/>if(i&gt;sp1[0][2])</text:p>
      <text:p text:style-name="P1"><text:s text:c="8"/>{ <text:s text:c="4"/>sp[k][0]=sp2[j][0];</text:p>
      <text:p text:style-name="P1"><text:s text:c="14"/>sp[k][1]=sp2[j][1];</text:p>
      <text:p text:style-name="P1"><text:s text:c="14"/>sp[k][2]=sp2[j][2];</text:p>
      <text:p text:style-name="P1"><text:s text:c="14"/>k++;j++;</text:p>
      <text:p text:style-name="P1"><text:s text:c="8"/>}</text:p>
      <text:p text:style-name="P1"><text:s text:c="7"/>if(j&gt;sp2[0][2])</text:p>
      <text:p text:style-name="P1"><text:s text:c="7"/></text:p>
      <text:p text:style-name="P1"><text:s text:c="8"/>{ <text:s text:c="4"/>sp[k][0]=sp1[i][0];</text:p>
      <text:p text:style-name="P1"><text:s text:c="14"/>sp[k][1]=sp1[i][1];</text:p>
      <text:p text:style-name="P1"><text:s text:c="14"/>sp[k][2]=sp1[i][2];</text:p>
      <text:p text:style-name="P1"><text:s text:c="14"/>k++;i++;</text:p>
      <text:p text:style-name="P1"><text:s text:c="8"/>}</text:p>
      <text:p text:style-name="P1"><text:s text:c="12"/></text:p>
      <text:p text:style-name="P1"><text:s text:c="4"/>}</text:p>
      <text:p text:style-name="P1"><text:s text:c="4"/>sp[0][2]=k-2;</text:p>
      <text:p text:style-name="P1"><text:s text:c="4"/>printf("Sum of the tuples\n");</text:p>
      <text:p text:style-name="P1"><text:s text:c="4"/>for(i=0;i&lt;=k-2;i++)</text:p>
      <text:p text:style-name="P1"><text:s text:c="4"/>{ for(j=0;j&lt;3;j++)</text:p>
      <text:p text:style-name="P1"><text:s text:c="6"/>{printf("%d",sp[i][j]);</text:p>
      <text:p text:style-name="P1"><text:s text:c="7"/>printf("\t");</text:p>
      <text:p text:style-name="P1"><text:soft-page-break/><text:s text:c="6"/>}</text:p>
      <text:p text:style-name="P1"><text:s text:c="6"/>printf("\n");</text:p>
      <text:p text:style-name="P1"><text:s text:c="4"/>}</text:p>
      <text:p text:style-name="P1"><text:s text:c="4"/></text:p>
      <text:p text:style-name="P1">return 0;</text:p>
      <text:p text:style-name="P1">}</text:p>
      <text:p text:style-name="P1">STACK</text:p>
      <text:p text:style-name="P1">#include&lt;stdio.h&gt;</text:p>
      <text:p text:style-name="P1">#include&lt;stdlib.h&gt;</text:p>
      <text:p text:style-name="P1">struct stack</text:p>
      <text:p text:style-name="P1">{<text:tab/>int size;</text:p>
      <text:p text:style-name="P1"><text:tab/>int TOP;</text:p>
      <text:p text:style-name="P1"><text:tab/>int *a;</text:p>
      <text:p text:style-name="P1">};</text:p>
      <text:p text:style-name="P1">int isFull(struct stack *st)</text:p>
      <text:p text:style-name="P1">{<text:tab/>if(st-&gt;TOP&gt;=st-&gt;size-1)</text:p>
      <text:p text:style-name="P1"><text:tab/>return 1;</text:p>
      <text:p text:style-name="P1"><text:tab/>else</text:p>
      <text:p text:style-name="P1"><text:tab/>return 2;</text:p>
      <text:p text:style-name="P1"/>
      <text:p text:style-name="P1">}</text:p>
      <text:p text:style-name="P1">int isEmpty(struct stack *st)</text:p>
      <text:p text:style-name="P1">{<text:tab/>if(st-&gt;TOP==-1)</text:p>
      <text:p text:style-name="P1"><text:tab/>return 1;</text:p>
      <text:p text:style-name="P1"><text:tab/>else</text:p>
      <text:p text:style-name="P1"><text:tab/>return 2;</text:p>
      <text:p text:style-name="P1">}</text:p>
      <text:p text:style-name="P1">void push(struct stack *st)</text:p>
      <text:p text:style-name="P1">{<text:tab/>int x;</text:p>
      <text:p text:style-name="P1"><text:tab/>if(isFull(st)==1)</text:p>
      <text:p text:style-name="P1"><text:tab/><text:tab/>{printf("Stack overflow\n");</text:p>
      <text:p text:style-name="P1"><text:tab/><text:tab/>}</text:p>
      <text:p text:style-name="P1"><text:tab/>else</text:p>
      <text:p text:style-name="P1"><text:tab/><text:tab/>{printf("Enter element to push\n");</text:p>
      <text:p text:style-name="P1"><text:tab/><text:tab/> scanf("%d",&amp;x);</text:p>
      <text:p text:style-name="P1"><text:tab/><text:tab/> st-&gt;a[++st-&gt;TOP]=x;</text:p>
      <text:p text:style-name="P1"><text:tab/> <text:s/><text:tab/>}</text:p>
      <text:p text:style-name="P1">}</text:p>
      <text:p text:style-name="P1">int pop(struct stack *st)</text:p>
      <text:p text:style-name="P1">{<text:tab/>if(isEmpty(st)==1)</text:p>
      <text:p text:style-name="P1"><text:s/><text:tab/><text:tab/>{printf("Stack is empty\n");</text:p>
      <text:p text:style-name="P1"><text:tab/><text:tab/>}</text:p>
      <text:p text:style-name="P1"><text:tab/>else</text:p>
      <text:p text:style-name="P1"><text:tab/><text:tab/>{int x=st-&gt;a[st-&gt;TOP];</text:p>
      <text:p text:style-name="P1"><text:tab/> <text:tab/> st-&gt;TOP--;</text:p>
      <text:p text:style-name="P1"><text:tab/> <text:tab/> return x;</text:p>
      <text:p text:style-name="P1"><text:tab/> <text:tab/>}</text:p>
      <text:p text:style-name="P1">}</text:p>
      <text:p text:style-name="P1">void create(struct stack *st)</text:p>
      <text:p text:style-name="P1">{<text:tab/>printf("Enter stack size\n");</text:p>
      <text:p text:style-name="P1"><text:tab/>scanf("%d",&amp;st-&gt;size);</text:p>
      <text:p text:style-name="P1"><text:tab/>st-&gt;a=(int*)malloc(st-&gt;size*sizeof(int));</text:p>
      <text:p text:style-name="P1"><text:soft-page-break/><text:tab/>st-&gt;TOP=-1;</text:p>
      <text:p text:style-name="P1">}</text:p>
      <text:p text:style-name="P1">void display(struct stack *st)</text:p>
      <text:p text:style-name="P1">{<text:tab/>printf("cCurrent stack is\n");</text:p>
      <text:p text:style-name="P1"><text:tab/>for(int i=st-&gt;TOP;i&gt;=0;i--)</text:p>
      <text:p text:style-name="P1"><text:tab/>printf("%d",st-&gt;a[i]);</text:p>
      <text:p text:style-name="P1"><text:tab/>printf("\n");</text:p>
      <text:p text:style-name="P1">}</text:p>
      <text:p text:style-name="P1">void main()</text:p>
      <text:p text:style-name="P1">{ struct stack st;</text:p>
      <text:p text:style-name="P1"><text:s text:c="2"/>int n;</text:p>
      <text:p text:style-name="P1"><text:s text:c="2"/>create(&amp;st);</text:p>
      <text:p text:style-name="P1"><text:s text:c="2"/>L1:</text:p>
      <text:p text:style-name="P1"><text:s text:c="2"/>printf("Enter\n1.To push\n2.To pop\n3.To display\n4.To exit\n");</text:p>
      <text:p text:style-name="P1"><text:s text:c="2"/>scanf("%d",&amp;n);</text:p>
      <text:p text:style-name="P1"><text:s text:c="2"/>switch(n)</text:p>
      <text:p text:style-name="P1"><text:s text:c="2"/>{ case 1:</text:p>
      <text:p text:style-name="P1"><text:s text:c="4"/><text:tab/>push(&amp;st);</text:p>
      <text:p text:style-name="P1"><text:s text:c="4"/><text:tab/>goto L1;</text:p>
      <text:p text:style-name="P1"><text:s text:c="4"/>case 2:</text:p>
      <text:p text:style-name="P1"><text:s text:c="4"/><text:tab/>pop(&amp;st);</text:p>
      <text:p text:style-name="P1"><text:s text:c="4"/><text:tab/>goto L1;</text:p>
      <text:p text:style-name="P1"><text:s text:c="4"/>case 3:</text:p>
      <text:p text:style-name="P1"><text:s text:c="4"/><text:tab/>display(&amp;st);</text:p>
      <text:p text:style-name="P1"><text:s text:c="4"/><text:tab/>goto L1;</text:p>
      <text:p text:style-name="P1"><text:s text:c="4"/>case 4:</text:p>
      <text:p text:style-name="P1"><text:s text:c="4"/><text:tab/>exit(-1);</text:p>
      <text:p text:style-name="P1"><text:s text:c="4"/>default:</text:p>
      <text:p text:style-name="P1"><text:s text:c="4"/><text:tab/>printf("Invalid input");</text:p>
      <text:p text:style-name="P1"><text:s text:c="8"/>goto L1;</text:p>
      <text:p text:style-name="P1"><text:s text:c="2"/>}</text:p>
      <text:p text:style-name="P1">}</text:p>
      <text:p text:style-name="P1">QUEUE</text:p>
      <text:p text:style-name="P1">#include&lt;stdio.h&gt;</text:p>
      <text:p text:style-name="P1">#include&lt;stdlib.h&gt;</text:p>
      <text:p text:style-name="P1">struct queue</text:p>
      <text:p text:style-name="P1"><text:s text:c="12"/>{ int FRONT;</text:p>
      <text:p text:style-name="P1"><text:s text:c="14"/>int REAR;</text:p>
      <text:p text:style-name="P1"><text:s text:c="14"/>int n;</text:p>
      <text:p text:style-name="P1"><text:s text:c="14"/>int *a;</text:p>
      <text:p text:style-name="P1"><text:s text:c="12"/>};</text:p>
      <text:p text:style-name="P1"><text:s text:c="4"/>void create(struct queue *q)</text:p>
      <text:p text:style-name="P1"><text:s text:c="4"/>{ q-&gt; FRONT =-1;</text:p>
      <text:p text:style-name="P1"><text:s text:c="6"/>q-&gt; REAR =-1;</text:p>
      <text:p text:style-name="P1"><text:s text:c="6"/>printf("Enter size of queue\n");</text:p>
      <text:p text:style-name="P1"><text:s text:c="6"/>scanf("%d",&amp;q-&gt;n);</text:p>
      <text:p text:style-name="P1"><text:s text:c="6"/>q-&gt;a=malloc (q-&gt;n*sizeof(int));</text:p>
      <text:p text:style-name="P1"><text:s text:c="4"/>}</text:p>
      <text:p text:style-name="P1"><text:s text:c="3"/></text:p>
      <text:p text:style-name="P1"><text:s text:c="4"/>void insarray(struct queue *q)</text:p>
      <text:p text:style-name="P1"><text:s text:c="4"/>{ <text:s/>int x;</text:p>
      <text:p text:style-name="P1"><text:s text:c="7"/>if(q-&gt;REAR==(q-&gt;n)-1)</text:p>
      <text:p text:style-name="P1"><text:soft-page-break/><text:s text:c="7"/>printf("Queue is full,insertion not possible!\n");</text:p>
      <text:p text:style-name="P1"><text:s text:c="6"/>else</text:p>
      <text:p text:style-name="P1"><text:s text:c="5"/>{ if(q-&gt;FRONT==-1)</text:p>
      <text:p text:style-name="P1"><text:s text:c="7"/>q-&gt;FRONT=0;</text:p>
      <text:p text:style-name="P1"><text:s text:c="7"/>printf("Enter element to be inserted to the queue\n");</text:p>
      <text:p text:style-name="P1"><text:s text:c="7"/>scanf("%d",&amp;x);</text:p>
      <text:p text:style-name="P1"><text:s text:c="6"/>q-&gt;REAR++;</text:p>
      <text:p text:style-name="P1"><text:s text:c="6"/>q-&gt;a[q-&gt;REAR]=x;</text:p>
      <text:p text:style-name="P1"><text:s text:c="5"/>}</text:p>
      <text:p text:style-name="P1"><text:s text:c="4"/>}</text:p>
      <text:p text:style-name="P1"><text:s text:c="4"/>void delarray(struct queue *q)</text:p>
      <text:p text:style-name="P1"><text:s text:c="4"/>{ if(q-&gt;FRONT==-1)</text:p>
      <text:p text:style-name="P1"><text:s text:c="7"/>printf("Queue is empty,deletion not possible!\n");</text:p>
      <text:p text:style-name="P1"><text:s text:c="6"/>else</text:p>
      <text:p text:style-name="P1"><text:s text:c="6"/>{ int x=q-&gt;a[q-&gt;FRONT];</text:p>
      <text:p text:style-name="P1"><text:s text:c="8"/>if(q-&gt;FRONT==q-&gt;REAR)</text:p>
      <text:p text:style-name="P1"><text:s text:c="8"/>{ q-&gt;FRONT=-1;</text:p>
      <text:p text:style-name="P1"><text:s text:c="10"/>q-&gt;REAR=-1;</text:p>
      <text:p text:style-name="P1"><text:s text:c="8"/>}</text:p>
      <text:p text:style-name="P1"><text:s text:c="7"/>else</text:p>
      <text:p text:style-name="P1"><text:s text:c="8"/>q-&gt;FRONT++;</text:p>
      <text:p text:style-name="P1"><text:s text:c="4"/>}</text:p>
      <text:p text:style-name="P1"><text:s text:c="4"/>}</text:p>
      <text:p text:style-name="P1"><text:s text:c="4"/>void disarray(struct queue *q)</text:p>
      <text:p text:style-name="P1"><text:s text:c="4"/>{ int i;</text:p>
      <text:p text:style-name="P1"><text:s text:c="6"/>printf("The current queue is:\n");</text:p>
      <text:p text:style-name="P1"><text:s text:c="6"/>for(i=q-&gt;FRONT;i&lt;=q-&gt;REAR;i++)</text:p>
      <text:p text:style-name="P1"><text:s text:c="7"/>printf("%d",q-&gt;a[i]);</text:p>
      <text:p text:style-name="P1"><text:s text:c="4"/>}</text:p>
      <text:p text:style-name="P1"><text:s text:c="4"/>int main()</text:p>
      <text:p text:style-name="P1"><text:s text:c="4"/>{ struct queue q;</text:p>
      <text:p text:style-name="P1"><text:s text:c="6"/>int x,l;</text:p>
      <text:p text:style-name="P1"><text:s text:c="6"/>create(&amp;q);</text:p>
      <text:p text:style-name="P1"><text:s text:c="6"/>L1:</text:p>
      <text:p text:style-name="P1"><text:s text:c="6"/>printf("\nEnter\n1 for insertion\n2 for deletion\n3 to display\n4 to exit\n");</text:p>
      <text:p text:style-name="P1"><text:s text:c="6"/>scanf("%d",&amp;l);</text:p>
      <text:p text:style-name="P1"><text:s text:c="6"/>switch(l)</text:p>
      <text:p text:style-name="P1"><text:s text:c="6"/>{case 1:insarray(&amp;q);goto L1;</text:p>
      <text:p text:style-name="P1"><text:s text:c="7"/>case 2:delarray(&amp;q);goto L1;</text:p>
      <text:p text:style-name="P1"><text:s text:c="7"/>case 3:disarray(&amp;q);goto L1;</text:p>
      <text:p text:style-name="P1"><text:s text:c="7"/>case 4:return 0;</text:p>
      <text:p text:style-name="P1"><text:s text:c="7"/>default:printf("Enter valid input\n");goto L1;</text:p>
      <text:p text:style-name="P1"><text:s text:c="6"/>}</text:p>
      <text:p text:style-name="P1"><text:s text:c="4"/>return 0;</text:p>
      <text:p text:style-name="P1"><text:s text:c="4"/>}</text:p>
      <text:p text:style-name="P1">CIRCULAR QUEUE</text:p>
      <text:p text:style-name="P1">#include&lt;stdio.h&gt;</text:p>
      <text:p text:style-name="P1">#include&lt;stdlib.h&gt;</text:p>
      <text:p text:style-name="P1">struct queue</text:p>
      <text:p text:style-name="P1"><text:s text:c="12"/>{ int FRONT;</text:p>
      <text:p text:style-name="P1"><text:s text:c="14"/>int REAR;</text:p>
      <text:p text:style-name="P1"><text:s text:c="14"/>int n;</text:p>
      <text:p text:style-name="P1"><text:soft-page-break/><text:s text:c="14"/>int *a;</text:p>
      <text:p text:style-name="P1"><text:s text:c="12"/>};</text:p>
      <text:p text:style-name="P1"><text:s text:c="4"/>void create(struct queue *q)</text:p>
      <text:p text:style-name="P1"><text:s text:c="4"/>{ q-&gt; FRONT =-1;</text:p>
      <text:p text:style-name="P1"><text:s text:c="6"/>q-&gt; REAR =-1;</text:p>
      <text:p text:style-name="P1"><text:s text:c="6"/>printf("Enter size of circular queue\n");</text:p>
      <text:p text:style-name="P1"><text:s text:c="6"/>scanf("%d",&amp;q-&gt;n);</text:p>
      <text:p text:style-name="P1"><text:s text:c="6"/>q-&gt;a=malloc(q-&gt;n*sizeof(int));</text:p>
      <text:p text:style-name="P1"><text:s text:c="4"/>}</text:p>
      <text:p text:style-name="P1"><text:s text:c="3"/></text:p>
      <text:p text:style-name="P1"><text:s text:c="4"/>void insarray(struct queue *q)</text:p>
      <text:p text:style-name="P1"><text:s text:c="4"/>{ <text:s/>int x;</text:p>
      <text:p text:style-name="P1"><text:s text:c="7"/>if((q-&gt;FRONT==q-&gt;REAR+1)||((q-&gt;FRONT==0) &amp;&amp; (q-&gt;REAR==(q-&gt;n)-1)))</text:p>
      <text:p text:style-name="P1"><text:s text:c="7"/>printf("Circular queue is full,insertion not possible!\n");</text:p>
      <text:p text:style-name="P1"><text:s text:c="7"/></text:p>
      <text:p text:style-name="P1"><text:s text:c="8"/>else </text:p>
      <text:p text:style-name="P1"><text:s text:c="12"/>{q-&gt;FRONT=0;</text:p>
      <text:p text:style-name="P1"><text:s text:c="12"/>q-&gt;REAR=(q-&gt;REAR+1)%q-&gt;n;</text:p>
      <text:p text:style-name="P1"><text:s text:c="12"/>printf("Enter element to be inserted to the circular queue\n");</text:p>
      <text:p text:style-name="P1"><text:s text:c="12"/>scanf("%d",&amp;x);</text:p>
      <text:p text:style-name="P1"><text:s text:c="12"/>q-&gt;a[q-&gt;REAR]=x;}</text:p>
      <text:p text:style-name="P1"><text:s text:c="8"/></text:p>
      <text:p text:style-name="P1"><text:s text:c="8"/>}</text:p>
      <text:p text:style-name="P1"><text:s text:c="5"/></text:p>
      <text:p text:style-name="P1"><text:s text:c="4"/>void delarray(struct queue *q)</text:p>
      <text:p text:style-name="P1"><text:s text:c="4"/>{ int x;</text:p>
      <text:p text:style-name="P1"><text:s text:c="6"/>if(q-&gt;FRONT==-1)</text:p>
      <text:p text:style-name="P1"><text:s text:c="7"/>printf("Circular queue is empty,deletion impossible!\n");</text:p>
      <text:p text:style-name="P1"><text:s text:c="7"/>else</text:p>
      <text:p text:style-name="P1"><text:s text:c="7"/>{x=q-&gt;a[q-&gt;FRONT];</text:p>
      <text:p text:style-name="P1"><text:s text:c="7"/></text:p>
      <text:p text:style-name="P1"><text:s text:c="11"/>if(q-&gt;FRONT==q-&gt;REAR)</text:p>
      <text:p text:style-name="P1"><text:s text:c="12"/>{</text:p>
      <text:p text:style-name="P1"><text:s text:c="13"/>q-&gt;FRONT=-1;</text:p>
      <text:p text:style-name="P1"><text:s text:c="13"/>q-&gt;REAR=-1;</text:p>
      <text:p text:style-name="P1"><text:s text:c="12"/>}</text:p>
      <text:p text:style-name="P1"><text:s text:c="11"/>else</text:p>
      <text:p text:style-name="P1"><text:s text:c="11"/>q-&gt;FRONT=(q-&gt;FRONT+1)%q-&gt;n; <text:s text:c="4"/></text:p>
      <text:p text:style-name="P1"><text:s text:c="7"/>}</text:p>
      <text:p text:style-name="P1"><text:s text:c="4"/>}</text:p>
      <text:p text:style-name="P1"><text:s text:c="4"/>void disarray(struct queue *q)</text:p>
      <text:p text:style-name="P1"><text:s text:c="4"/>{ int i;</text:p>
      <text:p text:style-name="P1"><text:s text:c="6"/>printf("The current circular queue is:\n");</text:p>
      <text:p text:style-name="P1"><text:s text:c="6"/>if((q-&gt;FRONT)&lt;=(q-&gt;REAR))</text:p>
      <text:p text:style-name="P1"><text:s text:c="6"/>{for(i=(q-&gt;FRONT);i&lt;=(q-&gt;REAR);i++)</text:p>
      <text:p text:style-name="P1"><text:s text:c="7"/>printf("%d",q-&gt;a[i]);</text:p>
      <text:p text:style-name="P1"><text:s text:c="6"/>}</text:p>
      <text:p text:style-name="P1"><text:s text:c="6"/>else</text:p>
      <text:p text:style-name="P1"><text:s text:c="6"/>{for(i=q-&gt;FRONT;i&lt;=(q-&gt;n-1);i++)</text:p>
      <text:p text:style-name="P1"><text:s text:c="7"/>printf("%d",q-&gt;a[i]);</text:p>
      <text:p text:style-name="P1"><text:s text:c="8"/>if(q-&gt;REAR==0)</text:p>
      <text:p text:style-name="P1"><text:s text:c="10"/>printf("%d",q-&gt;a[q-&gt;REAR]);</text:p>
      <text:p text:style-name="P1"><text:soft-page-break/><text:s text:c="8"/>else </text:p>
      <text:p text:style-name="P1"><text:s text:c="7"/>{ for(i=0;i&lt;=q-&gt;REAR;i++)</text:p>
      <text:p text:style-name="P1"><text:s text:c="10"/>printf("%d",q-&gt;a[i]);</text:p>
      <text:p text:style-name="P1"><text:s text:c="7"/>}</text:p>
      <text:p text:style-name="P1"><text:s text:c="6"/>}</text:p>
      <text:p text:style-name="P1"><text:s text:c="6"/></text:p>
      <text:p text:style-name="P1"><text:s text:c="4"/>}</text:p>
      <text:p text:style-name="P1"><text:s text:c="4"/>int main()</text:p>
      <text:p text:style-name="P1"><text:s text:c="4"/>{ struct queue q;</text:p>
      <text:p text:style-name="P1"><text:s text:c="6"/>int x,l;</text:p>
      <text:p text:style-name="P1"><text:s text:c="6"/>create(&amp;q);</text:p>
      <text:p text:style-name="P1"><text:s text:c="6"/>L1:</text:p>
      <text:p text:style-name="P1"><text:s text:c="6"/>printf("\nEnter\n1 for insertion\n2 for deletion\n3 to display\n4 to exit\n");</text:p>
      <text:p text:style-name="P1"><text:s text:c="6"/>scanf("%d",&amp;l);</text:p>
      <text:p text:style-name="P1"><text:s text:c="6"/>switch(l)</text:p>
      <text:p text:style-name="P1"><text:s text:c="6"/>{ case 1:</text:p>
      <text:p text:style-name="P1"><text:s text:c="6"/><text:tab/><text:tab/>insarray(&amp;q);</text:p>
      <text:p text:style-name="P1"><text:s text:c="6"/><text:tab/><text:tab/>goto L1;</text:p>
      <text:p text:style-name="P1"><text:s text:c="8"/>case 2: <text:s/></text:p>
      <text:p text:style-name="P1"><text:s text:c="7"/><text:tab/><text:tab/>delarray(&amp;q);</text:p>
      <text:p text:style-name="P1"><text:s text:c="7"/><text:tab/><text:tab/>goto L1;</text:p>
      <text:p text:style-name="P1"><text:s text:c="8"/>case 3:</text:p>
      <text:p text:style-name="P1"><text:s text:c="7"/><text:tab/><text:tab/>disarray(&amp;q);</text:p>
      <text:p text:style-name="P1"><text:s text:c="7"/><text:tab/><text:tab/>goto L1;</text:p>
      <text:p text:style-name="P1"><text:s text:c="8"/>case 4:</text:p>
      <text:p text:style-name="P1"><text:s text:c="7"/><text:tab/><text:tab/>return 0;</text:p>
      <text:p text:style-name="P1"><text:s text:c="8"/>default:</text:p>
      <text:p text:style-name="P1"><text:s text:c="7"/><text:tab/><text:tab/>printf("Enter valid input\n");</text:p>
      <text:p text:style-name="P1"><text:s text:c="7"/><text:tab/><text:tab/>goto L1;</text:p>
      <text:p text:style-name="P1"><text:s text:c="6"/>}</text:p>
      <text:p text:style-name="P1"><text:s text:c="4"/>return 0;</text:p>
      <text:p text:style-name="P1"><text:s text:c="4"/>}</text:p>
      <text:p text:style-name="P1">DOUBLE ENDED QUEUE</text:p>
      <text:p text:style-name="P1">#include&lt;stdio.h&gt;</text:p>
      <text:p text:style-name="P1">#include &lt;stdlib.h&gt;</text:p>
      <text:p text:style-name="P1"><text:tab/>struct queue</text:p>
      <text:p text:style-name="P1"><text:s text:c="12"/>{ int FRONT;</text:p>
      <text:p text:style-name="P1"><text:s text:c="14"/>int REAR;</text:p>
      <text:p text:style-name="P1"><text:s text:c="14"/>int n;</text:p>
      <text:p text:style-name="P1"><text:s text:c="14"/>int *a;</text:p>
      <text:p text:style-name="P1"><text:s text:c="12"/>};</text:p>
      <text:p text:style-name="P1"><text:s text:c="4"/>void create(struct queue *q)</text:p>
      <text:p text:style-name="P1"><text:s text:c="4"/>{ q-&gt; FRONT =-1;</text:p>
      <text:p text:style-name="P1"><text:s text:c="6"/>q-&gt; REAR =-1;</text:p>
      <text:p text:style-name="P1"><text:s text:c="6"/>printf("Enter size of the double ended queue\n");</text:p>
      <text:p text:style-name="P1"><text:s text:c="6"/>scanf("%d",&amp;q-&gt;n);</text:p>
      <text:p text:style-name="P1"><text:s text:c="6"/>q-&gt;a=malloc (q-&gt;n*sizeof(int));</text:p>
      <text:p text:style-name="P1"><text:s text:c="4"/>}</text:p>
      <text:p text:style-name="P1"><text:s text:c="3"/></text:p>
      <text:p text:style-name="P1"><text:s text:c="4"/>void rinsarray(struct queue *q)</text:p>
      <text:p text:style-name="P1"><text:s text:c="4"/>{ <text:s/>int x;</text:p>
      <text:p text:style-name="P1"><text:s text:c="7"/>if(q-&gt;REAR==(q-&gt;n)-1)</text:p>
      <text:p text:style-name="P1"><text:soft-page-break/><text:s text:c="7"/>printf("Double ended queue is full,insertion not possible!\n");</text:p>
      <text:p text:style-name="P1"><text:s text:c="6"/>else</text:p>
      <text:p text:style-name="P1"><text:s text:c="5"/>{ if(q-&gt;FRONT==-1)</text:p>
      <text:p text:style-name="P1"><text:s text:c="7"/>q-&gt;FRONT=0;</text:p>
      <text:p text:style-name="P1"><text:s text:c="7"/>printf("Enter element to be inserted to the double ended queue\n");</text:p>
      <text:p text:style-name="P1"><text:s text:c="7"/>scanf("%d",&amp;x);</text:p>
      <text:p text:style-name="P1"><text:s text:c="6"/>q-&gt;REAR++;</text:p>
      <text:p text:style-name="P1"><text:s text:c="6"/>q-&gt;a[q-&gt;REAR]=x;</text:p>
      <text:p text:style-name="P1"><text:s text:c="5"/>}</text:p>
      <text:p text:style-name="P1"><text:s text:c="4"/>}</text:p>
      <text:p text:style-name="P1"><text:s text:c="4"/>void fdelarray(struct queue *q)</text:p>
      <text:p text:style-name="P1"><text:s text:c="4"/>{ if(q-&gt;FRONT==-1)</text:p>
      <text:p text:style-name="P1"><text:s text:c="7"/>printf("Double ended queue is empty,deletion impossible!\n");</text:p>
      <text:p text:style-name="P1"><text:s text:c="6"/>else</text:p>
      <text:p text:style-name="P1"><text:s text:c="6"/>{ int x=q-&gt;a[q-&gt;FRONT];</text:p>
      <text:p text:style-name="P1"><text:s text:c="8"/>if(q-&gt;FRONT==q-&gt;REAR)</text:p>
      <text:p text:style-name="P1"><text:s text:c="8"/>{ q-&gt;FRONT=-1;</text:p>
      <text:p text:style-name="P1"><text:s text:c="10"/>q-&gt;REAR=-1;</text:p>
      <text:p text:style-name="P1"><text:s text:c="8"/>}</text:p>
      <text:p text:style-name="P1"><text:s text:c="7"/>else</text:p>
      <text:p text:style-name="P1"><text:s text:c="8"/>q-&gt;FRONT++;</text:p>
      <text:p text:style-name="P1"><text:s text:c="4"/>}</text:p>
      <text:p text:style-name="P1"><text:s text:c="4"/>}</text:p>
      <text:p text:style-name="P1"><text:s text:c="4"/>void rdelarray(struct queue *q)</text:p>
      <text:p text:style-name="P1"><text:s text:c="4"/>{ if(q-&gt;REAR==-1)</text:p>
      <text:p text:style-name="P1"><text:s text:c="7"/>printf("Double ended queue is empty,deletion impossible!\n");</text:p>
      <text:p text:style-name="P1"><text:s text:c="6"/>else</text:p>
      <text:p text:style-name="P1"><text:s text:c="6"/>{ int x=q-&gt;a[q-&gt;REAR];</text:p>
      <text:p text:style-name="P1"><text:s text:c="8"/>if(q-&gt;FRONT==q-&gt;REAR)</text:p>
      <text:p text:style-name="P1"><text:s text:c="8"/>{ q-&gt;FRONT=-1;</text:p>
      <text:p text:style-name="P1"><text:s text:c="10"/>q-&gt;REAR=-1;</text:p>
      <text:p text:style-name="P1"><text:s text:c="8"/>}</text:p>
      <text:p text:style-name="P1"><text:s text:c="7"/>else</text:p>
      <text:p text:style-name="P1"><text:s text:c="8"/>q-&gt;REAR--;</text:p>
      <text:p text:style-name="P1"><text:s text:c="4"/>}</text:p>
      <text:p text:style-name="P1"><text:s text:c="4"/>}</text:p>
      <text:p text:style-name="P1"><text:s text:c="4"/>void finsarray(struct queue *q)</text:p>
      <text:p text:style-name="P1"><text:s text:c="4"/>{ <text:s/>int x;</text:p>
      <text:p text:style-name="P1"><text:s text:c="7"/>if(q-&gt;FRONT==0)</text:p>
      <text:p text:style-name="P1"><text:s text:c="7"/>printf("Insertion not possible!\n");</text:p>
      <text:p text:style-name="P1"><text:s text:c="6"/>else</text:p>
      <text:p text:style-name="P1"><text:s text:c="5"/>{ if(q-&gt;FRONT==-1)</text:p>
      <text:p text:style-name="P1"><text:s text:c="7"/>q-&gt;FRONT=0;</text:p>
      <text:p text:style-name="P1"><text:s text:c="7"/>printf("Enter element to be inserted to the double ended queue\n");</text:p>
      <text:p text:style-name="P1"><text:s text:c="7"/>scanf("%d",&amp;x);</text:p>
      <text:p text:style-name="P1"><text:s text:c="6"/>q-&gt;FRONT--;</text:p>
      <text:p text:style-name="P1"><text:s text:c="6"/>q-&gt;a[q-&gt;FRONT]=x;</text:p>
      <text:p text:style-name="P1"><text:s text:c="5"/>}</text:p>
      <text:p text:style-name="P1"><text:s text:c="4"/>}</text:p>
      <text:p text:style-name="P1"><text:s text:c="4"/>void disarray(struct queue *q)</text:p>
      <text:p text:style-name="P1"><text:s text:c="4"/>{ int i;</text:p>
      <text:p text:style-name="P1"><text:s text:c="6"/>printf("The current double ended queue is:\n");</text:p>
      <text:p text:style-name="P1"><text:soft-page-break/><text:s text:c="6"/>for(i=q-&gt;FRONT;i&lt;=q-&gt;REAR;i++)</text:p>
      <text:p text:style-name="P1"><text:s text:c="7"/>printf("%d",q-&gt;a[i]);</text:p>
      <text:p text:style-name="P1"><text:s text:c="4"/>}</text:p>
      <text:p text:style-name="P1"><text:s text:c="4"/>int main()</text:p>
      <text:p text:style-name="P1"><text:s text:c="4"/>{ struct queue q;</text:p>
      <text:p text:style-name="P1"><text:s text:c="6"/>int x,l;</text:p>
      <text:p text:style-name="P1"><text:s text:c="6"/>create(&amp;q);</text:p>
      <text:p text:style-name="P1"><text:s text:c="6"/>L1:</text:p>
      <text:p text:style-name="P1"><text:s text:c="6"/>printf("\nEnter\n1 for insertion at rear\n2 for deletion at rear\n3 for insertion at front\n4 for deletion at front\n5 to display\n6 to exit\n");</text:p>
      <text:p text:style-name="P1"><text:s text:c="6"/>scanf("%d",&amp;l);</text:p>
      <text:p text:style-name="P1"><text:s text:c="6"/>switch(l)</text:p>
      <text:p text:style-name="P1"><text:s text:c="6"/>{case 1:rinsarray(&amp;q);goto L1;</text:p>
      <text:p text:style-name="P1"><text:s text:c="7"/>case 2:rdelarray(&amp;q);goto L1;</text:p>
      <text:p text:style-name="P1"><text:s text:c="7"/>case 3:finsarray(&amp;q);goto L1;</text:p>
      <text:p text:style-name="P1"><text:s text:c="7"/>case 4:fdelarray(&amp;q);goto L1;</text:p>
      <text:p text:style-name="P1"><text:s text:c="7"/>case 5:disarray(&amp;q);goto L1;</text:p>
      <text:p text:style-name="P1"><text:s text:c="7"/>case 6:return 0;</text:p>
      <text:p text:style-name="P1"><text:s text:c="7"/>default:printf("Enter valid input\n");goto L1;</text:p>
      <text:p text:style-name="P1"><text:s text:c="6"/>}</text:p>
      <text:p text:style-name="P1"><text:s text:c="4"/>return 0;</text:p>
      <text:p text:style-name="P1"><text:s text:c="4"/></text:p>
      <text:p text:style-name="P1"><text:s text:c="4"/>}</text:p>
      <text:p text:style-name="P1">POSTFIX</text:p>
      <text:p text:style-name="P1">#include&lt;stdio.h&gt;</text:p>
      <text:p text:style-name="P1">#include&lt;ctype.h&gt;</text:p>
      <text:p text:style-name="P1">char stack[100];</text:p>
      <text:p text:style-name="P1">int top=-1;</text:p>
      <text:p text:style-name="P1">void push(char c)</text:p>
      <text:p text:style-name="P1">{ stack[++top]=c;</text:p>
      <text:p text:style-name="P1">}</text:p>
      <text:p text:style-name="P1">char pop()</text:p>
      <text:p text:style-name="P1">{ if(top==-1)</text:p>
      <text:p text:style-name="P1"><text:s text:c="3"/>return -1;</text:p>
      <text:p text:style-name="P1"><text:s text:c="2"/>else</text:p>
      <text:p text:style-name="P1"><text:s text:c="2"/>return stack[top--];</text:p>
      <text:p text:style-name="P1">}</text:p>
      <text:p text:style-name="P1">int prece(char c)</text:p>
      <text:p text:style-name="P1">{ if(c=='(')</text:p>
      <text:p text:style-name="P1"><text:s text:c="3"/>return 0;</text:p>
      <text:p text:style-name="P1"><text:s text:c="2"/>if(c=='+'||c=='-')</text:p>
      <text:p text:style-name="P1"><text:s text:c="3"/>return 1;</text:p>
      <text:p text:style-name="P1"><text:s text:c="2"/>if(c=='*'||c=='/')</text:p>
      <text:p text:style-name="P1"><text:s text:c="3"/>return 2;</text:p>
      <text:p text:style-name="P1"><text:s text:c="2"/>return 0;</text:p>
      <text:p text:style-name="P1">}</text:p>
      <text:p text:style-name="P1">int main()</text:p>
      <text:p text:style-name="P1">{ char expr[100];</text:p>
      <text:p text:style-name="P1"><text:s text:c="2"/>char *e,c;</text:p>
      <text:p text:style-name="P1"><text:s text:c="2"/>printf("Enter the expression\n");</text:p>
      <text:p text:style-name="P1"><text:s text:c="2"/>scanf("%s",expr);</text:p>
      <text:p text:style-name="P1"><text:s text:c="2"/>printf("\n");</text:p>
      <text:p text:style-name="P1"><text:soft-page-break/></text:p>
      <text:p text:style-name="P1"><text:s text:c="2"/>e=expr;</text:p>
      <text:p text:style-name="P1"><text:s text:c="2"/>while(*e!='\0')</text:p>
      <text:p text:style-name="P1"><text:s text:c="2"/>{ if(isalnum(*e))</text:p>
      <text:p text:style-name="P1"><text:s text:c="5"/>printf("%c",*e);</text:p>
      <text:p text:style-name="P1"><text:s text:c="4"/>else if(*e=='(')</text:p>
      <text:p text:style-name="P1"><text:s text:c="5"/>push(*e);</text:p>
      <text:p text:style-name="P1"><text:s text:c="4"/>else if(*e==')')</text:p>
      <text:p text:style-name="P1"><text:s text:c="5"/>{ while((c=pop())!='(')</text:p>
      <text:p text:style-name="P1"><text:s text:c="8"/>printf("%c",c);</text:p>
      <text:p text:style-name="P1"><text:s text:c="5"/>}</text:p>
      <text:p text:style-name="P1"><text:s text:c="5"/>else</text:p>
      <text:p text:style-name="P1"><text:s text:c="5"/>{ while(prece(stack[top])&gt;=prece(*e))</text:p>
      <text:p text:style-name="P1"><text:s text:c="8"/>printf("%c",pop());</text:p>
      <text:p text:style-name="P1"><text:s text:c="7"/>push(*e);</text:p>
      <text:p text:style-name="P1"><text:s text:c="5"/>}</text:p>
      <text:p text:style-name="P1"><text:s text:c="5"/>e++;</text:p>
      <text:p text:style-name="P1"><text:s text:c="2"/>}</text:p>
      <text:p text:style-name="P1"><text:s text:c="2"/>while(top!=-1)</text:p>
      <text:p text:style-name="P1"><text:s text:c="2"/>{ printf("%c",pop());</text:p>
      <text:p text:style-name="P1"><text:s text:c="2"/>}</text:p>
      <text:p text:style-name="P1"><text:s text:c="2"/>return 0;</text:p>
      <text:p text:style-name="P1"><text:s text:c="2"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5:01:32.271844547</meta:creation-date>
    <dc:date>2022-11-23T15:10:37.263652457</dc:date>
    <meta:editing-duration>PT9M5S</meta:editing-duration>
    <meta:editing-cycles>1</meta:editing-cycles>
    <meta:document-statistic meta:table-count="0" meta:image-count="0" meta:object-count="0" meta:page-count="16" meta:paragraph-count="799" meta:word-count="1473" meta:character-count="16469" meta:non-whitespace-character-count="11880"/>
    <meta:generator>LibreOffice/7.3.6.2$Linux_X86_64 LibreOffice_project/30$Build-2</meta:generator>
  </office:meta>
</office:document-meta>
</file>